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a57a" officeooo:paragraph-rsid="000fa57a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fa57a" officeooo:paragraph-rsid="000fa57a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0c04f" officeooo:paragraph-rsid="0010c04f" style:font-size-asian="10.5pt" style:font-size-complex="12pt"/>
    </style:style>
    <style:style style:name="T1" style:family="text">
      <style:text-properties officeooo:rsid="0010c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3 Backlog</text:p>
      <text:p text:style-name="P1"/>
      <text:p text:style-name="P1"/>
      <text:p text:style-name="P2">POR – Modelar as funções relacionadas às tabelas do banco de dados conforme o CRUD.</text:p>
      <text:p text:style-name="P2"/>
      <text:p text:style-name="P2">- Tabela Lanche:</text:p>
      <text:p text:style-name="P2"/>
      <text:p text:style-name="P2">C: Cadastrar <text:span text:style-name="T1">l</text:span>anche. O dono do estabelecimento deverá informar o nome e o preço. A descrição será opcional</text:p>
      <text:p text:style-name="P2"/>
      <text:p text:style-name="P2">R: Exibir lanche. Essa função exibirá somente o nome do lanche e seu valor no cardápio, sendo então uma lista com vários lanche. <text:span text:style-name="T1">Ao clicar em um lanche específico, sua exibirá então somente ele, mostrando também a descrição</text:span></text:p>
      <text:p text:style-name="P2"/>
      <text:p text:style-name="P3">U: Atualizar lanche. Ao selecionar um lanche em específico, deve ser possível editá-lo (nome, descrição ou valor)</text:p>
      <text:p text:style-name="P3"/>
      <text:p text:style-name="P3">D: Remover lanche. Uma confirmação da ação deve ser pedida. Ao deletar, ele será completamente removido do sistema</text:p>
      <text:p text:style-name="P3"/>
      <text:p text:style-name="P3"/>
      <text:p text:style-name="P3">ENG – Model all functions related to the database following CRUD standar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22:08:53.248330600</meta:creation-date>
    <dc:date>2025-09-17T23:32:05.546517400</dc:date>
    <meta:editing-duration>PT1H12M49S</meta:editing-duration>
    <meta:editing-cycles>1</meta:editing-cycles>
    <meta:document-statistic meta:table-count="0" meta:image-count="0" meta:object-count="0" meta:page-count="1" meta:paragraph-count="8" meta:word-count="122" meta:character-count="745" meta:non-whitespace-character-count="629"/>
    <meta:generator>LibreOffice/25.8.1.1$Windows_X86_64 LibreOffice_project/54047653041915e595ad4e45cccea684809c77b5</meta:generator>
  </office:meta>
</office:document-meta>
</file>